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6"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9"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10"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11"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5"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6"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9"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21"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22"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3"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6"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8"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7"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0"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5"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6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69"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70"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7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7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73"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7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7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7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77"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7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79"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80"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81"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82"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83"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84"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85"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86"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87"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8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91"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9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93"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94"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9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9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9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00"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01"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0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0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04"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05"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06"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07"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08"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09"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10"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11"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12"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13"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14"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15"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16"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17"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18"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19"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20"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21"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22"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23"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24"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25"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26"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27"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28"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29"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30"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31"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32"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style:style style:name="T36" style:family="text">
      <style:text-properties fo:font-size="12pt" officeooo:rsid="0050501a" style:font-size-asian="12pt" style:font-size-complex="12pt"/>
    </style:style>
    <style:style style:name="T37" style:family="text">
      <style:text-properties fo:font-size="12pt" officeooo:rsid="005549b4" style:font-size-asian="12pt" style:font-size-complex="12pt"/>
    </style:style>
    <style:style style:name="T38" style:family="text">
      <style:text-properties fo:font-size="12pt" officeooo:rsid="005afe9d" style:font-size-asian="12pt" style:font-size-complex="12pt"/>
    </style:style>
    <style:style style:name="T39" style:family="text">
      <style:text-properties fo:font-size="12pt" officeooo:rsid="005dc10e" style:font-size-asian="12pt" style:font-size-complex="12pt"/>
    </style:style>
    <style:style style:name="T40" style:family="text">
      <style:text-properties fo:font-size="12pt" officeooo:rsid="00654919" style:font-size-asian="12pt" style:font-size-complex="12pt"/>
    </style:style>
    <style:style style:name="T41" style:family="text">
      <style:text-properties fo:font-size="12pt" officeooo:rsid="0066fa99" style:font-size-asian="12pt" style:font-size-complex="12pt"/>
    </style:style>
    <style:style style:name="T42" style:family="text">
      <style:text-properties fo:font-size="12pt" officeooo:rsid="0068750f" style:font-size-asian="12pt" style:font-size-complex="12pt"/>
    </style:style>
    <style:style style:name="T43" style:family="text">
      <style:text-properties fo:font-size="12pt" style:text-underline-style="solid" style:text-underline-width="auto" style:text-underline-color="font-color" style:font-size-asian="12pt" style:font-size-complex="12pt"/>
    </style:style>
    <style:style style:name="T4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5"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549b4" style:font-size-asian="12pt" style:font-weight-asian="normal" style:font-size-complex="12pt" style:font-weight-complex="normal"/>
    </style:style>
    <style:style style:name="T48" style:family="text">
      <style:text-properties fo:font-size="12pt" fo:font-weight="normal" officeooo:rsid="0056c174" style:font-size-asian="12pt" style:font-weight-asian="normal" style:font-size-complex="12pt" style:font-weight-complex="normal"/>
    </style:style>
    <style:style style:name="T49" style:family="text">
      <style:text-properties fo:font-size="12pt" fo:font-weight="normal" officeooo:rsid="0057cc75" style:font-size-asian="12pt" style:font-weight-asian="normal" style:font-size-complex="12pt" style:font-weight-complex="normal"/>
    </style:style>
    <style:style style:name="T50" style:family="text">
      <style:text-properties fo:font-size="12pt" fo:font-weight="normal" officeooo:rsid="0059acd6" style:font-size-asian="12pt" style:font-weight-asian="normal" style:font-size-complex="12pt" style:font-weight-complex="normal"/>
    </style:style>
    <style:style style:name="T51" style:family="text">
      <style:text-properties fo:font-size="12pt" fo:font-weight="normal" officeooo:rsid="005afe9d" style:font-size-asian="12pt" style:font-weight-asian="normal" style:font-size-complex="12pt" style:font-weight-complex="normal"/>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2pt" fo:font-style="normal" style:font-size-asian="12pt" style:font-style-asian="normal" style:font-size-complex="12pt" style:font-style-complex="normal"/>
    </style:style>
    <style:style style:name="T54" style:family="text">
      <style:text-properties fo:font-size="12pt" fo:font-style="normal" fo:font-weight="bold" style:font-size-asian="12pt" style:font-style-asian="normal" style:font-weight-asian="bold" style:font-size-complex="32pt" style:font-style-complex="normal" style:font-weight-complex="bold"/>
    </style:style>
    <style:style style:name="T55" style:family="text">
      <style:text-properties officeooo:rsid="0068750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دارای ـــــ عنصر، ـــــ دوره ( تناوب )، و ـــــ گروه، دارای ۵ دسته ـــــ ، ـــــ ، ـــــ و ـــــ</text:p>
      <text:p text:style-name="P4">تعداد عناصر: دسته <text:s/>ـــــ ، ـــــ عنصر، دسته ـــــ ، ـــــ عنصر، دسته ـــــ ، ـــــ عنصر و دسته ـــــ ، ـــــ عنصر</text:p>
      <text:p text:style-name="P5">روند‌های تناوبی</text:p>
      <text:p text:style-name="P5">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5">۱: شعاع اتمی</text:p>
      <text:p text:style-name="P5">۲: واکنش‌پذیری: آ) خاصیت فلزی ب) خاصیت نافلزی</text:p>
      <text:p text:style-name="P5"/>
      <text:p text:style-name="P5">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6"><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7"><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7"><text:span text:style-name="T3">ب) در هر گروه از بالا به پایین، اثر هسته بر لایه الکترونی بیرونی، </text:span><text:span text:style-name="T6">ـــــ </text:span><text:span text:style-name="T3">می‌شود.</text:span></text:p>
      <text:p text:style-name="P7"><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7"><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12">تمرین: روند تغییرات را در مورد سه روند تناوبی ذکر شده در کتاب در طرح‌های روبه‌رو مشخص نمایید:</text:p>
      <text:p text:style-name="P8"/>
      <text:p text:style-name="P9"><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3">هر چه شعاع اتم بزرگ‌تر باشد، اندازه آن بزرگ‌تر است.</text:p>
      <text:p text:style-name="P10"/>
      <text:p text:style-name="P14">روند تغییرات شعاع اتمی</text:p>
      <text:p text:style-name="P11"/>
      <text:p text:style-name="P11"><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11"><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11"><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11"><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11"><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11"/>
      <text:p text:style-name="P15">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6">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7">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3">نتیجه: هر هر دوره از چپ به راست، با افزایش تعداد پروتون‌ها، هر الکترون، جاذبه ـــــ دریافت می‌کند.</text:p>
      <text:p text:style-name="P23"/>
      <text:p text:style-name="P24">بررسی نمودار ۱ ص ۱۳:</text:p>
      <text:p text:style-name="P18"><text:span text:style-name="T24">نکته ۱: در تناوب </text:span><text:span text:style-name="T25">ـــــ </text:span><text:span text:style-name="T24">از چپ به راست، شعاع اتمی عنصر‌ها کاهش می‌یابد.</text:span></text:p>
      <text:p text:style-name="P18"><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4">نکته ۳: تفاوت شعاع عناصر ( در تناوب ۳ ): بین نافلز‌ها <text:s text:c="9"/>بین فلز‌ها</text:p>
      <text:p text:style-name="P24">( یعنی روند تغییرات شعاع، در اوایل/اواخر تناوب سوم، چشمگیر‌تر است. )</text:p>
      <text:p text:style-name="P24"/>
      <text:p text:style-name="P25">مقایسته تغییرات شعاع و واکنش‌پذیری عنصر‌های گروه ۱، ۲ و ۱۷</text:p>
      <text:p text:style-name="P26">با هم بی‌اندیشیم ص ۱۲: ۱) ـــــ آسانتر الکترون از دست می‌دهد، چون شعاع ـــــ دارد.</text:p>
      <text:p text:style-name="P27">۲) بله/خیر، چون شدت واکنش ـــــ با گاز کلر، بیشتر است. ( ـــــ تر به کلر الکترون می‌دهد. )</text:p>
      <text:p text:style-name="P19"><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20"><text:span text:style-name="T24">انرژی نور </text:span><text:span text:style-name="T26">ـــــ &gt; ـــــ &gt; ـــــ</text:span></text:p>
      <text:p text:style-name="P20"><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21"><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22"><text:span text:style-name="T24">واکنش فلز قلیایی </text:span><text:span text:style-name="T28">(M)</text:span><text:span text:style-name="T24"> با گاز کلر:</text:span></text:p>
      <text:p text:style-name="P29"/>
      <text:p text:style-name="P22"><text:span text:style-name="T24">واکنش‌پذیری: </text:span><text:span text:style-name="T26">ـــــ &gt; ـــــ &gt; ـــــ</text:span></text:p>
      <text:p text:style-name="P28"/>
      <text:p text:style-name="P22"><text:span text:style-name="T26">و</text:span><text:span text:style-name="T24">اکنش فلز قلیایی خاکی (M’) با گاز کلر:</text:span></text:p>
      <text:p text:style-name="P29"/>
      <text:p text:style-name="P22"><text:span text:style-name="T24">واکنش‌پذیری: </text:span><text:span text:style-name="T26">ـــــ &gt; ـــــ &gt; ـــــ</text:span></text:p>
      <text:p text:style-name="P22"><text:span text:style-name="T26">و</text:span><text:span text:style-name="T24">اکنش‌پذیزی: فلز قلیایی <text:s text:c="7"/>فلز قلیایی خاکی ( هم تناوب )</text:span></text:p>
      <text:p text:style-name="P22"><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105">M → M+</text:p>
      <text:p text:style-name="P105">M’ → M’2+</text:p>
      <text:p text:style-name="P106"><text:span text:style-name="T24">تمرین: واکنش‌پذیری عنصر‌های دارای اعداد اتمی ۱۱، ۱۲ و ۱۳ را مقایسه کنید: </text:span><text:span text:style-name="T13">ـــــ &lt; ـــــ &lt; ـــــ</text:span></text:p>
      <text:p text:style-name="P106"><text:span text:style-name="T13">ت</text:span><text:span text:style-name="T12">ذکر مهم: واکنش‌پذیری عنصر‌های واسطه، در مواردی </text:span><text:span text:style-name="T14">از نظام گفته شده، پیروی نمی‌کند.</text:span></text:p>
      <text:p text:style-name="P107">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30">نتیجه؛<text:tab/><text:tab/>واکنش‌پذیری: فلز‌های اصلی<text:tab/><text:tab/><text:tab/>فلز‌های واسطه</text:p>
      <text:p text:style-name="P30"><text:tab/><text:tab/>استحکام: فلز‌های اصلی<text:tab/><text:tab/><text:tab/>فلز‌های واسطه</text:p>
      <text:p text:style-name="P30"/>
      <text:p text:style-name="P108"><text:span text:style-name="T16">در گروه ۱، از بالا به پایین، «خاصیت فلزی </text:span><text:span text:style-name="T12">≡</text:span><text:span text:style-name="T16"> واکنش‌پذیری» ـــــ می‌شود.</text:span></text:p>
      <text:p text:style-name="P31">در گروه ۱۷، از بالا به پایین، «خاصیت ـــــ ≡ واکنش‌پذیری» ـــــ می‌شود.</text:p>
      <text:p text:style-name="P31">به علت ـــــ شدن اثر هسته بر لایه بیرونی از بالا به پایین</text:p>
      <text:p text:style-name="P109"><text:span text:style-name="T15">واکنش‌پذیری*: </text:span><text:span text:style-name="T16">ـــــ &lt; ـــــ &lt; ـــــ</text:span></text:p>
      <text:p text:style-name="P109"><text:span text:style-name="T16">د</text:span><text:span text:style-name="T15">ر تولید لامپ چراغ‌های جلو خودرو از </text:span><text:span text:style-name="T16">ـــــ </text:span><text:span text:style-name="T15">استفاده می‌شود.</text:span></text:p>
      <text:p text:style-name="P110"><text:span text:style-name="T15">ت) با افزایش شعاع، خاصیت نافلزی </text:span><text:span text:style-name="T16">ـــــ </text:span><text:span text:style-name="T15">می‌شود.</text:span></text:p>
      <text:p text:style-name="P110"><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111"><text:span text:style-name="T21">پ</text:span><text:span text:style-name="T20">رسش مهم</text:span><text:span text:style-name="T15">: کدام هالوژن، در دمای ۴۰۰ درجه سانتی‌گراد با H2 واکنش می‌دهد؟</text:span></text:p>
      <text:p text:style-name="P111"><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111"><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111"><text:span text:style-name="T15">واکنش‌دهند و </text:span><text:span text:style-name="T16">ـــــ </text:span><text:span text:style-name="T15">تولید کنند. مثال:</text:span></text:p>
      <text:p text:style-name="P112"><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113"><text:span text:style-name="T15">۳) نقطه جوش هالوژن‌ها: </text:span><text:span text:style-name="T16">ـــــ &lt; ـــــ &lt; ـــــ &lt; ـــــ</text:span></text:p>
      <text:p text:style-name="P114"><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115"><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32">۵) F، Cl، Br و I فلز/نافلز هستند.</text:p>
      <text:p text:style-name="P115"><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115"><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115"><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115"><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32">رابطه‌ی نمک‌ها و ترکیب‌های یونی</text:p>
      <text:p text:style-name="P115"><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115"><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32"/>
      <text:p text:style-name="P33">رفتار‌های «کلی» فلز‌ها مشابه است اما تفاوت‌های قابل توجهی نیز دارند به طوری که:</text:p>
      <text:p text:style-name="P34">هر فلز، رفتار‌های « ـــــ » خود را دارد. نمونه: ( شکل‌های حاشیه ص ۱۴ )</text:p>
      <text:p text:style-name="P34">سدیم: نرم/سخت است. با چاقو بریده ـــــ و جلای نقره‌ای آن در مجاورت اکسیژن ـــــ به کندی/سرعت از بین می‌رود و ـــــ می‌شود.</text:p>
      <text:p text:style-name="P34">آهن: محکم ـــــ ( برای ساخت در و پنجره ) و در هوای خشک/مرطوب با ـــــ خوا به ـــــ واکنش می‌دهد و به ـــــ آهن تبدیل می‌شود.</text:p>
      <text:p text:style-name="P34">طلا: در گذر زمان، جلای فلزی خود را ـــــ ـــــ و خوش رنگ و ـــــ می‌ماند. برخی گنبد‌ها و گلدسته‌ها با ـــــ نازکی از طلا ـــــ می‌شود.</text:p>
      <text:p text:style-name="P79">دنیایی رنگی با عنصر‌های دسته d</text:p>
      <text:p text:style-name="P35">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26"><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127"><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128"><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129"><text:span text:style-name="T20">اغلب عناصر واسطه، دو ویژگی دارند: ترکیبات </text:span><text:span text:style-name="T22">ـــــ </text:span><text:span text:style-name="T20">و ظرفیت‌های </text:span><text:span text:style-name="T22">ـــــ</text:span></text:p>
      <text:p text:style-name="P129"><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80">« آرایش الکترونی فلز‌های واسطه »</text:p>
      <text:p text:style-name="P130"><text:span text:style-name="T20">زیر لایه </text:span><text:span text:style-name="T22">ـــــ </text:span><text:span text:style-name="T20">در آن‌ها در حال پر شدن است:</text:span></text:p>
      <text:p text:style-name="P130"><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7">نکته مهم: زیرلایه 4s نسبت به 3d؛</text:p>
      <text:p text:style-name="P130"><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116"><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8">اتم</text:p>
        </text:list-item>
        <text:list-item>
          <text:p text:style-name="P38">کاتیون</text:p>
        </text:list-item>
        <text:list-item>
          <text:p text:style-name="P38">آنیون</text:p>
        </text:list-item>
      </text:list>
      <text:p text:style-name="P39">۱) فقط اتم<text:tab/>۲) فقط آنیون<text:tab/>۳) اتم و آنیون<text:tab/>۴) فقط کاتیون<text:tab/>۵) فقط یون</text:p>
      <text:p text:style-name="P40">خود را بیازمایید صفحه ۱۶ ( به همراه تمرین آرایش الکترونی چند عنصر واسطه دیگر )</text:p>
      <text:p text:style-name="P41"/>
      <text:p text:style-name="P81">«نکاتی درباره عناصر واسطه تناوب ۴»</text:p>
      <text:p text:style-name="P131"><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131"><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131"><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131"><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41">_{26}Fe: [Ar]4s 3d</text:p>
      <text:p text:style-name="P41">۵) ظرفیت اصلی ( کمترین ظرفیت ) و بیشترین ظرفیت عناصر واسطه تناوب ۴:</text:p>
      <text:p text:style-name="P41">( ممکن است برخی از این عناصر، ظرفیت‌های دیگری بین این دو ظرفیت داشته باشند )</text:p>
      <text:p text:style-name="P131"><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132"><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132"><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132"><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117"><text:span text:style-name="T20">طلا ( </text:span><text:span text:style-name="T19">ـــــ </text:span><text:span text:style-name="T15">)</text:span></text:p>
      <text:p text:style-name="P42">طلا افزون بر ویژگی‌های مشترک با سایر فلز‌ها، ویژگی‌های منحصر به فردی نیز دارد.</text:p>
      <text:p text:style-name="P118"><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119"><text:span text:style-name="T15">پرتو‌های خورشیدی، از روی ورقه طلا، </text:span><text:span text:style-name="T19">ـــــ </text:span><text:span text:style-name="T15">زیادی دارند.</text:span></text:p>
      <text:p text:style-name="P119"><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119"><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119"><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82">«عنصر‌ها به چه شکلی در طبیعت یافت می‌شوند؟»</text:p>
      <text:p text:style-name="P119"><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3">اغلب عناصر در طبیعت، به شکل آزاد/ترکیب یافت می‌شوند، هرچند،</text:p>
      <text:p text:style-name="P119"><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119"><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119"><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120"><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83">«حالت آزاد»</text:p>
      <text:p text:style-name="P121"><text:span text:style-name="T15">در یک عنصر یعنی، اتم‌های آن با اتمی </text:span><text:span text:style-name="T19">ـــــ</text:span></text:p>
      <text:p text:style-name="P121"><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121"><text:span text:style-name="T20">پرسش – </text:span><text:span text:style-name="T15">چند مورد، حالت آزاد هیدروژن است؟</text:span></text:p>
      <text:p text:style-name="P44">۱)<text:tab/>H<text:tab/>۲)H-Cl<text:tab/>۳) H-H</text:p>
      <text:p text:style-name="P122"><text:span text:style-name="T20">روش شناسایی کاتیون‌های آهن ( واکنش‌ها، موازنه شوند. ) </text:span><text:span text:style-name="T15">( کاوش کنید ۱ صفحه ۱۹ )</text:span></text:p>
      <text:p text:style-name="P121"><text:span text:style-name="T15">ج) آزمایش ۱ صفحه ۱۹ ( شناسایی Fe^{2+} ) به کمک یون </text:span><text:span text:style-name="T19">ـــــ</text:span></text:p>
      <text:p text:style-name="P45">(aq)+ <text:s text:c="2"/>(aq) → <text:s text:c="2"/>(s)+ <text:s text:c="2"/>(aq)</text:p>
      <text:p text:style-name="P121"><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121"><text:span text:style-name="T15">پ) آزمایش ۲ صفحه ۱۹ ( شناسایی Fe^{3+} ) به کمک یون </text:span><text:span text:style-name="T19">ـــــ</text:span></text:p>
      <text:p text:style-name="P123"><text:span text:style-name="T19">(</text:span><text:span text:style-name="T15">aq)+ <text:s text:c="3"/>(aq) → <text:s text:c="2"/>(s)+ <text:s text:c="3"/>(aq)</text:span></text:p>
      <text:p text:style-name="P121"><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121"><text:span text:style-name="T15">تذکر: روش شناسایی یک ذره، باید </text:span><text:span text:style-name="T19">ـــــ </text:span><text:span text:style-name="T15">«ویژه» و مشخص، ایجاد کند، به شکلی که؛</text:span></text:p>
      <text:p text:style-name="P121"><text:span text:style-name="T15">یون مورد نظر/یون شناساگر، فقط با یون مورد نظر/یون شناساگر، آن </text:span><text:span text:style-name="T19">ـــــ </text:span><text:span text:style-name="T15">را ایجاد کند.</text:span></text:p>
      <text:p text:style-name="P121"><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121"><text:span text:style-name="T15">نکته ۲: در واکنش جابه‌جایی دوگانه، ظرفیت هر ذره، در دو طرف واکنش یکسان </text:span><text:span text:style-name="T19">ـــــ</text:span></text:p>
      <text:p text:style-name="P121"><text:span text:style-name="T15">آزمایش ۳ صفحه ۱۹: </text:span><text:span text:style-name="T19">( </text:span><text:span text:style-name="T15">واکنش‌ها موازنه شوند. ) ابتدا، میخ زنگ‌زده را در محلول Hcl وارد می‌کنیم:</text:span></text:p>
      <text:p text:style-name="P123"><text:span text:style-name="T15">ب) Fe_2O_3(s)+HCl(aq) → </text:span><text:span text:style-name="T19">ـــــ </text:span><text:span text:style-name="T15">(aq) + _____ ( </text:span><text:span text:style-name="T19">ـــــ </text:span><text:span text:style-name="T15">)</text:span></text:p>
      <text:p text:style-name="P44">سپس، به این سامانه، محلول آبی «سود» می‌افزاییم:</text:p>
      <text:p text:style-name="P123"><text:span text:style-name="T15">پ) ____ (aq) + <text:s text:c="2"/>NaOH(aq) → </text:span><text:span text:style-name="T19">ـــــ </text:span><text:span text:style-name="T15">(s) + </text:span><text:span text:style-name="T19">ـــــ </text:span><text:span text:style-name="T15">(aq)</text:span></text:p>
      <text:p text:style-name="P121"><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121"><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4">کاوش کنید ۲ صفحه ۲۰:</text:p>
      <text:p text:style-name="P45">(I) Fe(s) + CuSO_4(aq) →</text:p>
      <text:p text:style-name="P45">(II) Cu(s) + FeSO_4(aq) →</text:p>
      <text:p text:style-name="P121"><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121"><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124"><text:span text:style-name="T15">نتیجه: </text:span><text:span text:style-name="T19">ـــــ </text:span><text:span text:style-name="T15">از </text:span><text:span text:style-name="T19">ـــــ </text:span><text:span text:style-name="T15">واکنش‌پذیر‌تر است.</text:span></text:p>
      <text:p text:style-name="P124"><text:span text:style-name="T15">نکته ۳: در واکنش جابه‌جایی یگانه، حتماً در واکنش، بار </text:span><text:span text:style-name="T19">ـــــ </text:span><text:span text:style-name="T15">ذره تغییر می‌کند.</text:span></text:p>
      <text:p text:style-name="P124"><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6"/>
      <text:p text:style-name="P124"><text:span text:style-name="T15">خوب است بدانیم:</text:span></text:p>
      <text:p text:style-name="P125"><text:span text:style-name="T15">Fe + HCl → </text:span><text:span text:style-name="T19">ـــــ </text:span><text:span text:style-name="T15">+ H_2<text:tab/>/<text:tab/>Fe+Cl_2 → </text:span><text:span text:style-name="T19">ـــــ</text:span></text:p>
      <text:p text:style-name="P36"/>
      <text:p text:style-name="P84">«واکنش‌پذیری»</text:p>
      <text:p text:style-name="P47">واکنش‌پذیری هر فلز ( و به طور کلی هر عنصر ) تمایل آن را برای انجام ـــــ ـــــ نشان می‌دهد.*</text:p>
      <text:p text:style-name="P47">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7">با هم بیندیشیم صفحه ۲۰: ( با توجه به جدول پایین صفحه ۲۰ به پرسش‌ها پاسخ دهید )</text:p>
      <text:p text:style-name="P47">واکنش‌پذیری: ( زیاد: ـــــ ، ـــــ ) ( کم: ـــــ ، ـــــ ) ( ناچیز: ـــــ ، ـــــ و ـــــ )</text:p>
      <text:p text:style-name="P48">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9">ب) در «شرایط یکسان»، سرعت واکنش‌دادن در هوای مرطوب: <text:span text:style-name="T31">ـــــ &lt; ـــــ &lt; ـــــ</text:span></text:p>
      <text:p text:style-name="P49">پ) تأمین شرایط نگهداری فلز‌ها با واکنش‌پذیری <text:span text:style-name="T31">ـــــ </text:span>، دشوارتر است.</text:p>
      <text:p text:style-name="P50">( چون با کمترین مقدار مواد، از جمله <text:span text:style-name="T31">ـــــ </text:span>هوا، واکنش می‌دهند و فعالیت شیمیایی آن‌ها <text:span text:style-name="T31">ـــــ </text:span>است. )</text:p>
      <text:p text:style-name="P50">ت) به طور کلی، در هر واکنش شیمیایی که به طور طبیعی ( خود به خود ) انجام می‌شود؛</text:p>
      <text:p text:style-name="P50">واکنش‌پذیری: واکنش‌دهنده‌ها <text:s text:c="6"/>فرآورده‌ها<text:tab/><text:tab/>پایداری: واکنش‌دهنده‌ها <text:s text:c="7"/>فرآورده‌ها</text:p>
      <text:p text:style-name="P50">با هم بیندیشیم صفحه ۲۱</text:p>
      <text:p text:style-name="P50">ت)</text:p>
      <text:p text:style-name="P50">واکنش‌پذیری: Na <text:s text:c="5"/>Fe</text:p>
      <text:p text:style-name="P51">Na_2O + C(s) <text:s/>delta → Na_2O(s) + Fe(s)</text:p>
      <text:p text:style-name="P51">Na_2O(s) + Fe(s) delta → <text:span text:style-name="T31">ـــــ</text:span></text:p>
      <text:p text:style-name="P50">ث)</text:p>
      <text:p text:style-name="P50">واکنش‌پذیری: Na <text:s text:c="6"/>C</text:p>
      <text:p text:style-name="P51">Na_2O + C(s) delta → <text:span text:style-name="T31">ـــــ</text:span></text:p>
      <text:p text:style-name="P51">CO_2(g) + Na(s) delta → <text:span text:style-name="T31">ـــــ</text:span></text:p>
      <text:p text:style-name="P50">به طور کلی:</text:p>
      <text:p text:style-name="P51">فلز: MX + M’ → M’X + M \Rightarrow<text:tab/><text:tab/>M<text:tab/>M’ <text:s/>:واکنش‌پذیری</text:p>
      <text:p text:style-name="P51">نافلز: MX + Z → MZ + X \Rightarrow<text:tab/><text:tab/>X<text:tab/>Z <text:s text:c="3"/>:واکنش‌پذیری</text:p>
      <text:p text:style-name="P51">نافلز: XY + Z → XZ + Y \Rightarrow<text:tab/><text:tab/><text:tab/>Y<text:tab/>Z <text:s text:c="3"/>:واکنش‌پذیری</text:p>
      <text:p text:style-name="P50">واکنش‌پذیری: Cu<text:tab/><text:tab/>Zn</text:p>
      <text:p text:style-name="P50">موازنه:</text:p>
      <text:p text:style-name="P51">Zn(s) + CuSO_4(aq) → <text:span text:style-name="T31">ـــــ </text:span>(aq) + <text:span text:style-name="T31">ـــــ </text:span>(s)</text:p>
      <text:p text:style-name="P51">Cu(s) + ZnSO_4(aq) → ـــــ</text:p>
      <text:p text:style-name="P50">واکنش‌پذیری: Cu<text:tab/><text:tab/>Al</text:p>
      <text:p text:style-name="P51">Al(s) + CuSO_4(aq) → ـــــ (aq) + ـــــ (s)</text:p>
      <text:p text:style-name="P51"><text:soft-page-break/>Cu + Al_2(SO_4)_3(aq) → ـــــ</text:p>
      <text:p text:style-name="P50">واکنش‌پذیری: Cu<text:tab/><text:tab/>Fe</text:p>
      <text:p text:style-name="P51">FeO(s) + Cu(s) → ـــــ</text:p>
      <text:p text:style-name="P51">CuO(s) + Fe(s) → ـــــ</text:p>
      <text:p text:style-name="P50">* اصطلاح «مس فلزی» به عنصر مس در حالت اتم/کاتیون-ترکیب اشاره دارد. عنصر می در حالت ـــــ یا ـــــ خاصیت فلزی</text:p>
      <text:p text:style-name="P52">واکنش‌پذیری</text:p>
      <text:p text:style-name="P53">Mg<text:tab/>Ti</text:p>
      <text:p text:style-name="P53">Ti<text:tab/>Fe</text:p>
      <text:p text:style-name="P53">آیا این واکنش انجام‌پذیر است؟</text:p>
      <text:p text:style-name="P53">تمرین دوره‌ای ۶ صفحه ۴۸</text:p>
      <text:p text:style-name="P54">TiCl_4(s) + Mg(s) delta → ـــــ(s) + ـــــ(s)</text:p>
      <text:p text:style-name="P54">Fe_2O_3(s) + Ti (s) delta → ـــــ (s) + Fe (s)</text:p>
      <text:p text:style-name="P54">Mg(s) + Fe_2O_3 (s) delta → ـــــ (s) + ـــــ (s)</text:p>
      <text:p text:style-name="P53">ـــــ چون ـــــ از ـــــ واکنش‌پذیر‌تر است</text:p>
      <text:p text:style-name="P53">روش استخراج ـــــ فلزی از ـــــ ( <text:s/>) ـــــ در معدن مس سرچشمه: ( تمرین دوره‌ای ۷ )</text:p>
      <text:p text:style-name="P53">واکنش‌پذیری:</text:p>
      <text:p text:style-name="P54">Cu_2S(s) + O_2(g) → ـــــ (s) + ـــــ (g)</text:p>
      <text:p text:style-name="P53">روش استخراج ـــــ فلزی از ـــــ ( <text:s/>) ـــــ ( ـــــ ) در فولاد مبارکه:</text:p>
      <text:p text:style-name="P54">( صفحه ۲۱ ) Fe_2O_3(s) + C(s) delta → ـــــ (s) + ـــــ (g)</text:p>
      <text:p text:style-name="P54">( با هم بیندیشیم صفحه۲۱ ) FeO(S) + C(s) delta → ـــــ (s) + ـــــ (g)</text:p>
      <text:p text:style-name="P54">( صفحه ۲۵ ) Fe_2O_3(s) + CO(g) → ـــــ (s) + ـــــ (g)<text:tab/><text:tab/>:روش دیگری برای استخراج آهن</text:p>
      <text:p text:style-name="P54">Fe<text:tab/>C</text:p>
      <text:p text:style-name="P53">آهن، ـــــ ترین عنصر کره زمین است و ـــــ مصرف سالانه را بین فلز‌ها در جهان دارد.</text:p>
      <text:p text:style-name="P53">برای جوش دادن خطوط آهن، از واکنشی موسوم به « ـــــ » استفاده می‌شود:</text:p>
      <text:p text:style-name="P54">Al(s) + Fe_2O_3(s) → ـــــ (s) + ـــــ (l) <text:tab/>( خوب است بدانیم صفحه ۲۴ )</text:p>
      <text:p text:style-name="P53">فلزها در طبیعت، اغلب به شکل ـــــ ـــــ یافت می‌شوند؛</text:p>
      <text:p text:style-name="P53">هرچه فلزی واکنش‌پذیرتر باشد، استخراج آن ـــــ است.</text:p>
      <text:p text:style-name="P53">مسئله ( خوب است بدانیم صفحه ۲۲ ) از واکنش ۴۰ گرم آهن (III) اکسید با کربن، انتظار می‌رود چند گرم آهن به دست آید؟</text:p>
      <text:p text:style-name="P53">یازدهم</text:p>
      <text:p text:style-name="P53">دنیای واقعی واکنش‌ها ← درصد خلوص</text:p>
      <text:p text:style-name="P53">گاهی واکنش‌های شیمیایی، مطابق آنچه انتظار می‌رود پیش نمی‌روند. ممکن است واکنش‌دهنده‌ها ناخالص باشند،</text:p>
      <text:p text:style-name="P53"><text:tab/><text:tab/><text:tab/><text:tab/><text:tab/><text:tab/><text:tab/>واکنش به طور کامل انجام نشود ( به دلیل شرایط مختلف)</text:p>
      <text:p text:style-name="P53"><text:tab/><text:tab/><text:tab/><text:tab/><text:tab/><text:tab/><text:tab/>یا همزمان، واکنش‌های ناخواسته دیگری انجام شود.</text:p>
      <text:p text:style-name="P55">C=12, O=16, H=1, Fe=56, Al=27</text:p>
      <text:p text:style-name="P56">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6"><text:soft-page-break/>پیوند با ریاضی:</text:p>
      <text:p text:style-name="P56">۲- الف ( صفحه ۲۳ )</text:p>
      <text:p text:style-name="P56">۲- ب: </text:p>
      <text:p text:style-name="P55">Ra _{(بازده درصدی)} = \frac{مقدار ــــــ}{مقدار ــــــ}*۱۰۰</text:p>
      <text:p text:style-name="P57">مسئله ۱: از تخمیر ۱.۵ تن گلوکز موجود در <text:span text:style-name="T33">پسماندهای گیاهی، چند تن سوخت سبز ( ـــــ ) تولید می‌شود؟ ( Ra=80% )</text:span></text:p>
      <text:p text:style-name="P58">C_6H_{12}_O_6( ـــــ ) → C_2H_5_OH( ـــــ ) + CO_2(g)</text:p>
      <text:p text:style-name="P59">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60">\ce{Fe2O3(s) + CO(g) -&gt; Fe(s) + CO2(g)}</text:p>
      <text:p text:style-name="P59">تمرین دوره‌ای ۶</text:p>
      <text:p text:style-name="P85">درصد خلوص</text:p>
      <text:p text:style-name="P59">پیوند با ریاضی ( ۱- الف صفحه ۲۳): </text:p>
      <text:p text:style-name="P59">یعنی در هر <text:span text:style-name="T34">ـــــ گرم از این ماده معدنی ( کانه )، ـــــ گرم ـــــ و ـــــ گرم مواد دیگر هست.</text:span></text:p>
      <text:p text:style-name="P59">۱- ب</text:p>
      <text:p text:style-name="P59">درصد خلوص = مقدار ماده خالص (P) / مقدار نمونه ناخالص (P’) *۱۰۰</text:p>
      <text:p text:style-name="P59">یا</text:p>
      <text:p text:style-name="P59">درصد خلوص = مقدار ماده ـــــ / مقدار ماده ـــــ + مقدار ناخالصی(ها) * ۱۰۰</text:p>
      <text:p text:style-name="P59">مسئله ۳ – ۱۰ گرم آهن با خلوص ۹۵٪ را در مقدار کافی محلول هیدروکلریک اسید می‌اندازیم. حجم H2(g) در شرایط STP، چند لیتر است؟</text:p>
      <text:p text:style-name="P60">\ce{Fe(s) + Hcl(aq) -&gt; FeCl2(aq) + H2(g)}</text:p>
      <text:p text:style-name="P59">خوب است بدانیم ۱ صفحه ۲۴</text:p>
      <text:p text:style-name="P59">الف) ـــــ فعال‌تر است، چون در واکنش خود بخودی سمت ـــــ قرار دارد ( و ـــــ را از ترکیبش خارج می‌کند. )</text:p>
      <text:p text:style-name="P59">بررسی تمرین دوره‌ای ۱، ۲ ، ۳ و ۷</text:p>
      <text:p text:style-name="P59"/>
      <text:p text:style-name="P86">«گیاه پالایی»</text:p>
      <text:p text:style-name="P59">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9">خود را بیازمایید ۳ صفحه ۲۵ الف:</text:p>
      <text:p text:style-name="P59">ب:</text:p>
      <text:p text:style-name="P60">درصد نیکل در خاکستر = \frac{m_{(\qquad)}}{m_{(\qquad)}}*100 =</text:p>
      <text:p text:style-name="P59">پ:</text:p>
      <text:p text:style-name="P85">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9">پیوند با صنعت: گنجینه‌های اعماق دریا</text:p>
      <text:p text:style-name="P59">اعماق دریا، در برخی مناطق محتوی ـــــ چندین فلز واسطه ( ـــــ سولفیدی ) ( شکل ۱۱ پ صفحه ۲۶ )</text:p>
      <text:p text:style-name="P59">و در برخی مناطق دیگر، به صورت ـــــ ها و ـــــ هایی غنی از فلز‌هایی مانند ـــــ ، ـــــ ، ـــــ ، ـــــ و ـــــ است. ( شکل ۱۱ ب صفحه ۲۶ )</text:p>
      <text:p text:style-name="P59">غلظت گونه‌های فلزی «کف اقیانوس»، نسبت به «ذخایر زیرزمینی»، ـــــ است.</text:p>
      <text:p text:style-name="P59">جریان فلز بین «محیط زیست» و «جامعه»</text:p>
      <text:p text:style-name="P61">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61"><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62"><text:span text:style-name="T35">با هم بیندیشیم صفحه ۲۷: «فرآیند استخراج فلز از طبیعت و بازگشت آن به‌ طبیعت»</text:span></text:p>
      <text:p text:style-name="P63"><text:span text:style-name="T35">الف) یکسان </text:span><text:span text:style-name="T36">ـــــ </text:span><text:span text:style-name="T35">( آهنگ مصرف<text:tab/><text:tab/>آهنگ بازگست به طبیعت )</text:span></text:p>
      <text:p text:style-name="P63"><text:span text:style-name="T35">ب) فلز‌ها، منابعی تجدید </text:span><text:span text:style-name="T36">ـــــ .</text:span></text:p>
      <text:p text:style-name="P63"><text:span text:style-name="T36">ب</text:span><text:span text:style-name="T35">ا تمام شدن معادن، دسترسی به آن‌ها </text:span><text:span text:style-name="T36">ـــــ </text:span><text:span text:style-name="T35">، و محدود به </text:span><text:span text:style-name="T36">ـــــ </text:span><text:span text:style-name="T35">است.</text:span></text:p>
      <text:p text:style-name="P63"><text:span text:style-name="T35">پ) بازیافت فلز‌ها از جمله آهن؛ ردپای CO_2 را کاهش می‌دهد. ( د / ن )</text:span></text:p>
      <text:p text:style-name="P63"><text:span text:style-name="T35">سبب کاهش سرعت گر‌مای جهانی می‌شود. ( د / ن )</text:span></text:p>
      <text:p text:style-name="P63"><text:span text:style-name="T35">گونه‌های زیستی بیشتری را از بین می‌برد. ( د / ن )</text:span></text:p>
      <text:p text:style-name="P63"><text:span text:style-name="T35">به توسعه پایدار کشور کمک می‌کند. ( د / ن )</text:span></text:p>
      <text:p text:style-name="P63"><text:span text:style-name="T35">پسماند سرانه فولاد </text:span><text:span text:style-name="T36">ـــــ </text:span><text:span text:style-name="T35">کیلوگرم است. با انرژی ذخیره شده از بازگردانی ۷ قوطی فولادی، می‌توان یک لامپ </text:span><text:span text:style-name="T43">۶۰</text:span><text:span text:style-name="T35"> واتی را حدود </text:span><text:span text:style-name="T43">۲۵</text:span><text:span text:style-name="T35"> ساعت روشن نگه داشت. در استخراج </text:span><text:span text:style-name="T43">۱</text:span><text:span text:style-name="T35"> کیلوگرم آهن، تقریباً </text:span><text:span text:style-name="T36">ـــــ </text:span><text:span text:style-name="T35">کیلوگرم سنگ معدن آهن، و </text:span><text:span text:style-name="T36">ـــــ </text:span><text:span text:style-name="T35">کیلوگرم از منابع معدنی دیگر مصرف می‌شود. در استخراج فلز، درصد کمی/زیادی از سنگ معدن به فلز تبدیل می‌شود.</text:span></text:p>
      <text:p text:style-name="P87"><text:span text:style-name="T35">NEW</text:span></text:p>
      <text:p text:style-name="P88"><text:span text:style-name="T35">ارزیابی چرخه عمر</text:span></text:p>
      <text:p text:style-name="P63"><text:span text:style-name="T35">چرخه عمر: میزان تأثیر یک فرآورده بر روی محیط زیست در طول مدت عمر آن.</text:span></text:p>
      <text:p text:style-name="P63"><text:span text:style-name="T35">ارزیابی چرخه عمر:تاثیر‌های هرفرآورده را در </text:span><text:span text:style-name="T43">۴</text:span><text:span text:style-name="T35"> مرحله، بررسی می‌کند:</text:span></text:p>
      <text:p text:style-name="P63"><text:span text:style-name="T35">۱: </text:span><text:span text:style-name="T36">ـــــ </text:span><text:span text:style-name="T35">و </text:span><text:span text:style-name="T36">ـــــ </text:span><text:span text:style-name="T35">مواد خام برای تولید فراورده<text:tab/>۲</text:span><text:span text:style-name="T36">: ـــــ<text:tab/><text:tab/></text:span><text:span text:style-name="T35">۳: </text:span><text:span text:style-name="T36">ـــــ<text:tab/><text:tab/></text:span><text:span text:style-name="T35">۴: </text:span><text:span text:style-name="T36">ـــــ</text:span></text:p>
      <text:p text:style-name="P63"><text:span text:style-name="T36">ا</text:span><text:span text:style-name="T35">رزیابی چرخه عمر، حاصل تلاش برای یافتن شاخص‌هایی است که کمک می‌کنند صنایع در مسیر بهره‌گیری از دانش فنی و تخصصی </text:span><text:span text:style-name="T43">سازگار‌تر با محیط زیست</text:span><text:span text:style-name="T35"> حرکت کنند، و رفتار و عمل‌کرد خود را در مسیر رسیدن به </text:span><text:span text:style-name="T44">توسعه پایدار</text:span><text:span text:style-name="T35"> «اصلاح» کنند.</text:span></text:p>
      <text:p text:style-name="P63"><text:span text:style-name="T35">بازیافت</text:span></text:p>
      <text:p text:style-name="P63"><text:span text:style-name="T35">حمل و نقل پسماندهای کاغذی سبب آلودگی هوا می‌شود.</text:span></text:p>
      <text:p text:style-name="P63"><text:span text:style-name="T35">حمل و نقل پسماند‌های پلاستیکی و ذوب کردن آن‌ها انرژی مصرف می‌کند و سبب آلودگی هوا می‌شود.</text:span></text:p>
      <text:p text:style-name="P63"><text:span text:style-name="T35">سوزاندن زباله</text:span></text:p>
      <text:p text:style-name="P63"><text:span text:style-name="T35">سبب انتشار گاز‌های گلخانه‌ای و آلودگی هوا می‌شود.</text:span></text:p>
      <text:p text:style-name="P63"><text:span text:style-name="T35">دفن‌کردن</text:span></text:p>
      <text:p text:style-name="P63"><text:span text:style-name="T35">تجزینه می‌شود. گاز متان ( آلاینده هوا ) تولید می‌کند.</text:span></text:p>
      <text:p text:style-name="P63"><text:span text:style-name="T35">(عملا) تجزیه نمی‌شود و سالیان طولانی در زمین باقی می‌ماند.</text:span></text:p>
      <text:p text:style-name="P63"><text:span text:style-name="T35">تأثیر مصرف فرآورده روی محیط زیست*</text:span></text:p>
      <text:p text:style-name="P63"><text:span text:style-name="T35">آلودگی هووا را به دنبال دارد.*</text:span></text:p>
      <text:p text:style-name="P63"><text:soft-page-break/><text:span text:style-name="T35">سبب آلودگی هوا، خاک و آب می‌شود.*</text:span></text:p>
      <text:p text:style-name="P63"><text:span text:style-name="T35">تأثیر روی محیط زیست</text:span></text:p>
      <text:p text:style-name="P63"><text:span text:style-name="T35">در تولید کاغذ آب به مقدار زیاد و مواد شیمیایی مضر برای محیط زیست مصرف می‌شود.</text:span></text:p>
      <text:p text:style-name="P63"><text:span text:style-name="T35">در پالایش نفت خام و واکنش پلیمری شدن انرژی زیادی مصرف می‌شود.</text:span></text:p>
      <text:p text:style-name="P63"><text:span text:style-name="T35">تأثیر حمل و نقل ماده خام بر محیط زیست*</text:span></text:p>
      <text:p text:style-name="P63"><text:span text:style-name="T35">سبب آلودگی هوا می‌شود.*</text:span></text:p>
      <text:p text:style-name="P63"><text:span text:style-name="T35">سبب آلودگی هوا می‌شود.*</text:span></text:p>
      <text:p text:style-name="P63"><text:span text:style-name="T35">تأثیر تولید ماده خام بر محیط زیست</text:span></text:p>
      <text:p text:style-name="P63"><text:span text:style-name="T35">با بریدن درختان زیستگاه جانداران زیادی تخریب می‌شود.</text:span></text:p>
      <text:p text:style-name="P63"><text:span text:style-name="T35">در استخراج نفت خام، انرژی زیادی مصرف می‌شود.</text:span></text:p>
      <text:p text:style-name="P63"><text:span text:style-name="T35">پایداری تأمین ماده اولیه یا خام</text:span></text:p>
      <text:p text:style-name="P63"><text:span text:style-name="T35">نسبتاً پایدار ( می‌توان تعداد زیادی درخت کاشت )</text:span></text:p>
      <text:p text:style-name="P63"><text:span text:style-name="T35">ناپایدار ( نفت، تجدیدناشدنی است. )</text:span></text:p>
      <text:p text:style-name="P63"><text:span text:style-name="T35">ماده اولیه یا خام</text:span></text:p>
      <text:p text:style-name="P63"><text:span text:style-name="T35">درخت</text:span></text:p>
      <text:p text:style-name="P63"><text:span text:style-name="T35">نفت خام</text:span></text:p>
      <text:p text:style-name="P63"><text:span text:style-name="T35">مراحل چرخه عمر</text:span></text:p>
      <text:p text:style-name="P63"><text:span text:style-name="T35">پاکت کاغذی</text:span></text:p>
      <text:p text:style-name="P63"><text:span text:style-name="T35">کیسه پلاستیکی</text:span></text:p>
      <text:p text:style-name="P63"><text:span text:style-name="T35">مرحله ۱: استخراج و تولید مواد اولیه و خام<text:tab/>۲: مرحله تولید<text:tab/>۳: مرحله مصرف<text:tab/>۴: مرحله دفع</text:span></text:p>
      <text:p text:style-name="P63"><text:span text:style-name="T35"/></text:p>
      <text:p text:style-name="P89"><text:span text:style-name="T35">نفت</text:span></text:p>
      <text:p text:style-name="P64"><text:span text:style-name="T35"><text:s/>نفت خام، یکی از سوخت‌های </text:span><text:span text:style-name="T36">ـــــ </text:span><text:span text:style-name="T35">است که به شکل مایعی </text:span><text:span text:style-name="T36">ـــــ </text:span><text:span text:style-name="T35">، </text:span><text:span text:style-name="T36">ـــــ </text:span><text:span text:style-name="T35">رنگ یا </text:span><text:span text:style-name="T36">ـــــ </text:span><text:span text:style-name="T35">( متمایل به </text:span><text:span text:style-name="T36">ـــــ </text:span><text:span text:style-name="T35">) از زمین بیرون کشیده می‌شود.</text:span></text:p>
      <text:p text:style-name="P64"><text:span text:style-name="T35">نفت خام در دنیای کنونی، دو نقش اساسی دارد: «منبع تأمین </text:span><text:span text:style-name="T36">ـــــ </text:span><text:span text:style-name="T35">» و « </text:span><text:span text:style-name="T36">ـــــ </text:span><text:span text:style-name="T35">اولیه برای تهیه </text:span><text:span text:style-name="T43">مواد</text:span><text:span text:style-name="T35"> و </text:span><text:span text:style-name="T43">کالاها</text:span><text:span text:style-name="T35">»</text:span></text:p>
      <text:p text:style-name="P64"><text:span text:style-name="T35">مصرف روزانه نفت خام ( ۸۰،۰۰۰،۰۰۰ بشکه )</text:span></text:p>
      <text:p text:style-name="P64"><text:span text:style-name="T35">نیمی: سوخت </text:span><text:span text:style-name="T36">ـــــ ـــــ </text:span><text:span text:style-name="T35">( حدود ٪ </text:span><text:span text:style-name="T36">ـــــ </text:span><text:span text:style-name="T35">)</text:span></text:p>
      <text:p text:style-name="P64"><text:span text:style-name="T35">نیمی: ← تأمین </text:span><text:span text:style-name="T36">ـــــ </text:span><text:span text:style-name="T35">و انرژی </text:span><text:span text:style-name="T36">ـــــ </text:span><text:span text:style-name="T35">( حدود ٪ </text:span><text:span text:style-name="T36">ـــــ </text:span><text:span text:style-name="T35">)</text:span></text:p>
      <text:p text:style-name="P64"><text:span text:style-name="T35"><text:tab/>← تولید </text:span><text:span text:style-name="T36">ـــــ </text:span><text:span text:style-name="T35">و </text:span><text:span text:style-name="T36">ـــــ </text:span><text:span text:style-name="T35">، </text:span><text:span text:style-name="T36">ـــــ </text:span><text:span text:style-name="T35">ها، مواد </text:span><text:span text:style-name="T36">ـــــ </text:span><text:span text:style-name="T35">و </text:span><text:span text:style-name="T36">ـــــ </text:span><text:span text:style-name="T35">، </text:span><text:span text:style-name="T36">ـــــ </text:span><text:span text:style-name="T35">، </text:span><text:span text:style-name="T36">ـــــ </text:span><text:span text:style-name="T35">، مواد </text:span><text:span text:style-name="T36">ـــــ </text:span><text:span text:style-name="T35">و </text:span><text:span text:style-name="T36">ـــــ </text:span><text:span text:style-name="T35">( حدود ٪ </text:span><text:span text:style-name="T36">ـــــ </text:span><text:span text:style-name="T35">)</text:span></text:p>
      <text:p text:style-name="P64"><text:span text:style-name="T35">نفت خام، مخلوطی از هزاران ترکیب شیمیایی است که بخش عمده آن را </text:span><text:span text:style-name="T36">ـــــ </text:span><text:span text:style-name="T35">‌های گوناگون تشکیل می‌دهند. عنصر اصلی سازنده نفت خام، </text:span><text:span text:style-name="T36">ـــــ </text:span><text:span text:style-name="T35">است. کربن، اساس استخوان‌بندی </text:span><text:span text:style-name="T36">ـــــ ـــــ </text:span><text:span text:style-name="T35">ها است.</text:span></text:p>
      <text:p text:style-name="P64"><text:span text:style-name="T35">کربن در خانه شماره </text:span><text:span text:style-name="T36">ـــــ </text:span><text:span text:style-name="T35">جدون دوره‌ای جای دارد. ( سرگروه گروه </text:span><text:span text:style-name="T36">ـــــ </text:span><text:span text:style-name="T35">) و اتم آن، در لایه ظرفیت خود </text:span><text:span text:style-name="T36">ـــــ </text:span><text:span text:style-name="T35">الکترون دارد. خوب است بدانیم صفحه ۳۰. الف) آرایش الکترونی فشرده::</text:span></text:p>
      <text:p text:style-name="P64"><text:span text:style-name="T35">ب) آرایش الکترون نکته‌ای اتم کربن:</text:span></text:p>
      <text:p text:style-name="P64"><text:span text:style-name="T35">پ) انواع پیوند اشتراکی ( برای رسیدن به آرایش هشتایی ): </text:span><text:span text:style-name="T36">ـــــ </text:span><text:span text:style-name="T35">، </text:span><text:span text:style-name="T36">ـــــ </text:span><text:span text:style-name="T35">و </text:span><text:span text:style-name="T36">ـــــ</text:span></text:p>
      <text:p text:style-name="P64"><text:span text:style-name="T36">م</text:span><text:span text:style-name="T35">ثال) تشکیل متان ( CH_4 ):</text:span></text:p>
      <text:p text:style-name="P64"><text:span text:style-name="T35"/></text:p>
      <text:p text:style-name="P65"><text:span text:style-name="T35">تمرین: آرایش الکترون نقطه‌ای اتم‌های زیر را رسم کنید:</text:span></text:p>
      <text:p text:style-name="P66"><text:span text:style-name="T35">الف) بیشترین تعداد الکترون لایه ظرفیت، مربوط به کدام گروه است؟ گروه </text:span><text:span text:style-name="T36">ـــــ </text:span><text:span text:style-name="T35">( </text:span><text:span text:style-name="T36">ـــــ </text:span><text:span text:style-name="T35">الکترون ظرفیتی )</text:span></text:p>
      <text:p text:style-name="P66"><text:span text:style-name="T35">ب) بیشترین تعداد الکترون منفرد ( تکی ) مربوط به کدام گروه است؟</text:span></text:p>
      <text:p text:style-name="P66"><text:span text:style-name="T35">گروه </text:span><text:span text:style-name="T36">ـــــ </text:span><text:span text:style-name="T35">( </text:span><text:span text:style-name="T36">ـــــ </text:span><text:span text:style-name="T35">تک الکترون)</text:span></text:p>
      <text:p text:style-name="P66"><text:span text:style-name="T35">پ) ظرفیت عناصر کدام گروه، بیشتر است؟ چرا؟</text:span></text:p>
      <text:p text:style-name="P66"><text:span text:style-name="T35">گروه </text:span><text:span text:style-name="T36">ـــــ </text:span><text:span text:style-name="T35">( ظرفیت </text:span><text:span text:style-name="T36">ـــــ </text:span><text:span text:style-name="T35">) ← ظرفیت اصلی گروه</text:span></text:p>
      <text:p text:style-name="P66"><text:span text:style-name="T35">مشاهده</text:span></text:p>
      <text:p text:style-name="P66"><text:span text:style-name="T35">A) اتم </text:span><text:span text:style-name="T36">ـــــ </text:span><text:span text:style-name="T35">و</text:span><text:span text:style-name="T36">ـــــ </text:span><text:span text:style-name="T35">می‌توانند بیش از سایر فلز‌ها پیوند اشتراکی ایجاد کنند.. ( با ظرفیت اصلی خود )</text:span></text:p>
      <text:p text:style-name="P66"><text:span text:style-name="T35">B) اتم </text:span><text:span text:style-name="T36">ـــــ </text:span><text:span text:style-name="T35">( و البته </text:span><text:span text:style-name="T36">ـــــ </text:span><text:span text:style-name="T35">، </text:span><text:span text:style-name="T36">ـــــ </text:span><text:span text:style-name="T35">و </text:span><text:span text:style-name="T36">ـــــ </text:span><text:span text:style-name="T35">) می‌توانند پیوند‌های دوگانه و اتم‌های </text:span><text:span text:style-name="T36">ـــــ </text:span><text:span text:style-name="T35">، </text:span><text:span text:style-name="T36">ـــــ </text:span><text:span text:style-name="T35">و </text:span><text:span text:style-name="T36">ـــــ </text:span><text:span text:style-name="T35">می‌توانند پیوند سه‌گانه ایجاد کنند.</text:span></text:p>
      <text:p text:style-name="P66"><text:span text:style-name="T35">نتیجه: </text:span><text:span text:style-name="T52">بیشترین</text:span><text:span text:style-name="T35"> و </text:span><text:span text:style-name="T52">متنوع‌ترین</text:span><text:span text:style-name="T35"> ترکیبات، باید مربوط به گروه </text:span><text:span text:style-name="T36">ـــــ </text:span><text:span text:style-name="T35">باشد:</text:span></text:p>
      <text:p text:style-name="P66"><text:span text:style-name="T35">ـــــ شازنده اصلی مولکول‌های زیستی و ـــــ سازنده اصلی جهان غیرزنده است.</text:span></text:p>
      <text:p text:style-name="P66"><text:span text:style-name="T35">ترکیبات </text:span><text:span text:style-name="T43">کربن</text:span><text:span text:style-name="T35"> از سیلیسیم بسیار ـــــ است چون ← پیوند‌های ـــــ تشکیل می‌دهد ( دلیل: طول پیوند ـــــ )</text:span></text:p>
      <text:p text:style-name="P66"><text:span text:style-name="T35"><text:tab/><text:tab/><text:tab/><text:tab/><text:tab/> ← توانایی تشکیل پیوند ـــــ و ـــــ و ـــــ را نیز دارد. ( شکل ۱۵ و ۱۶ صفحه ۳۱ )</text:span></text:p>
      <text:p text:style-name="P66"><text:span text:style-name="T35">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66"><text:span text:style-name="T35">همچین، کربن‌ها می‌توانند به روش‌های گوناگون به هم متصل شوند و دگرشکل ( آلوتروپ ) های مختلفی مانند ـــــ ، ـــــ و غیره را ایجاد کنند.</text:span></text:p>
      <text:p text:style-name="P90"><text:span text:style-name="T35">یادآوری:تعریف و مقایسه «آلوتروپ، ایزوتوپ، ایزومر»</text:span></text:p>
      <text:p text:style-name="P90"><text:span text:style-name="T35"/></text:p>
      <text:p text:style-name="P91"><text:span text:style-name="T35">آلکان‌ها <text:s/>( C_nH )</text:span></text:p>
      <text:p text:style-name="P67"><text:span text:style-name="T35">دسته‌ای از هیدروکربن‌ها هستند که در آن‌ها، هر اتم کربن با </text:span><text:span text:style-name="T37">ـــــ </text:span><text:span text:style-name="T35">پیوند یگانه به اتم‌های دیگر متصل شده است ( یعنی حتماً با </text:span><text:span text:style-name="T37">ـــــ </text:span><text:span text:style-name="T35">اتم دیگر پیوند دارد. ). </text:span><text:span text:style-name="T37">ـــــ </text:span><text:span text:style-name="T35">( CH_4 ) ساده‌ترین و نخستین عضو خانواده آلکان است. سایر اعضای خانواده، تعداد </text:span><text:span text:style-name="T37">ـــــ </text:span><text:span text:style-name="T35">های بیشتری دارند، که البته اتم‌های </text:span><text:span text:style-name="T37">ـــــ </text:span><text:span text:style-name="T35">آن‌ها نیز بیشتر می‌شود.</text:span></text:p>
      <text:p text:style-name="P67"><text:span text:style-name="T35">( هر اتم کربن به </text:span><text:span text:style-name="T37">ـــــ </text:span><text:span text:style-name="T35">یا </text:span><text:span text:style-name="T37">ـــــ </text:span><text:span text:style-name="T35">اتم کربن در زنجیر کربنی متصل است. )</text:span></text:p>
      <text:p text:style-name="P67"><text:span text:style-name="T35">آلکان‌ها<text:tab/><text:tab/>← </text:span><text:span text:style-name="T37">ـــــ : </text:span><text:span text:style-name="T35">اتم‌های </text:span><text:span text:style-name="T37">ـــــ </text:span><text:span text:style-name="T35">همانند یک </text:span><text:span text:style-name="T37">ـــــ </text:span><text:span text:style-name="T35">به دنبال هم قرار دارند. ( شکل ۱۸ الف)</text:span></text:p>
      <text:p text:style-name="P67"><text:span text:style-name="T35"><text:tab/><text:tab/>← </text:span><text:span text:style-name="T37">ـــــ : </text:span><text:span text:style-name="T35">برخی اتم‌های کربن به شکل شاخه </text:span><text:span text:style-name="T37">ـــــ </text:span><text:span text:style-name="T35">( </text:span><text:span text:style-name="T37">ـــــ </text:span><text:span text:style-name="T35">) به زنجیر اصلی متصل است ( شکل ۱۸ ب )</text:span></text:p>
      <text:p text:style-name="P67"><text:span text:style-name="T35">( برخی اتم‌های کربن به </text:span><text:span text:style-name="T37">ـــــ </text:span><text:span text:style-name="T35">یا </text:span><text:span text:style-name="T37">ـــــ </text:span><text:span text:style-name="T35">اتم کربن در زنجیر متصل هستند. )</text:span></text:p>
      <text:p text:style-name="P92"><text:span text:style-name="T35">پرسش –</text:span><text:span text:style-name="T46"> کوچک‌ترین آلکانی که همه انواع کربن را دارد، چند اتم هیدروژن دارد؟ ( آلکان زنجیری ← حلقوی نباشد )</text:span></text:p>
      <text:p text:style-name="P92"><text:span text:style-name="T46"/></text:p>
      <text:p text:style-name="P92"><text:span text:style-name="T35">مدل پیوند – خط</text:span></text:p>
      <text:p text:style-name="P92"><text:span text:style-name="T35"><text:s/></text:span><text:span text:style-name="T46">در این روش، اتم‌های کربن با نقطه و پیوند بین آن‌ها با خط‌تیره ( پاره خط ) نشان داده می‌شوند.</text:span></text:p>
      <text:p text:style-name="P92"><text:span text:style-name="T46">اتم‌های هیدروژن، و نیز پیوند‌های C-H نشان داده </text:span><text:span text:style-name="T47">ـــــ </text:span><text:span text:style-name="T46">( H متصل به اتم‌های دیگر، نشان داده </text:span><text:span text:style-name="T47">ـــــ </text:span><text:span text:style-name="T46">)</text:span></text:p>
      <text:p text:style-name="P92"><text:span text:style-name="T46">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7">ـــــ .</text:span></text:p>
      <text:p text:style-name="P92"><text:span text:style-name="T47">خ</text:span><text:span text:style-name="T46">وب است بدانیم صفحه ۳۳: فرمول «ساختاری» یا «پیوند – خط» به همراه فرمول مولکولی را برای هر ترکیب نمایش دهید:</text:span></text:p>
      <text:p text:style-name="P92"><text:span text:style-name="T46">الف)<text:tab/><text:tab/><text:tab/>ب)</text:span></text:p>
      <text:p text:style-name="P92"><text:span text:style-name="T46">پ)<text:tab/><text:tab/><text:tab/>ت)</text:span></text:p>
      <text:p text:style-name="P92"><text:span text:style-name="T46">تمرین: با مدل پیوند – خط نمایش دهید:</text:span></text:p>
      <text:p text:style-name="P93"><text:span text:style-name="T46">CH(CH_3) – CH(CH_3)_2</text:span></text:p>
      <text:p text:style-name="P93"><text:span text:style-name="T46">C_3H_7OH</text:span></text:p>
      <text:p text:style-name="P93"><text:span text:style-name="T46"/></text:p>
      <text:p text:style-name="P94"><text:span text:style-name="T46">شمار اتم‌های کربن نقش مهمی در تعیین </text:span><text:span text:style-name="T47">ـــــ </text:span><text:span text:style-name="T46">هیدروکربن‌ها دارد. با تغییر تعداد C، </text:span><text:span text:style-name="T47">ـــــ </text:span><text:span text:style-name="T46">مولکول</text:span></text:p>
      <text:p text:style-name="P95"><text:span text:style-name="T46">و نیز </text:span><text:span text:style-name="T47">ـــــ </text:span><text:span text:style-name="T46">مولکولی تغییر می‌یابد ← تغییر نیروی ـــــ مولکولی، نقطه ـــــ و غیره</text:span></text:p>
      <text:p text:style-name="P97"><text:span text:style-name="T46">با هم بیندیشیم ۱ صفحه ۳۴: ( جمع‌بندی مهم )</text:span></text:p>
      <text:p text:style-name="P97"><text:span text:style-name="T46">بزرگ شدن اندازه مولکول<text:tab/>← </text:span><text:span text:style-name="T48">ـــــ </text:span><text:span text:style-name="T46">نقطه جوش</text:span></text:p>
      <text:p text:style-name="P97"><text:span text:style-name="T46"><text:tab/><text:tab/><text:tab/>← </text:span><text:span text:style-name="T48">ـــــ </text:span><text:span text:style-name="T46">فرار بودن ( تمایل برای تبدیل به گاز )</text:span></text:p>
      <text:p text:style-name="P96"><text:span text:style-name="T46">ـــــ </text:span><text:span text:style-name="T49">گران روی ( </text:span><text:span text:style-name="T46">ـــــ </text:span><text:span text:style-name="T49">مقاوت در برابر جاری شدن )</text:span></text:p>
      <text:p text:style-name="P98"><text:span text:style-name="T46">الف) با افزایش شمار کربن ← </text:span><text:span text:style-name="T48">ـــــ </text:span><text:span text:style-name="T46">نقطه جوش آلکان در فشار ۱ اتمسفر ← </text:span><text:span text:style-name="T48">ـــــ </text:span><text:span text:style-name="T46">تعداد مولکول‌هایی که تبخیر می‌گردند ( </text:span><text:span text:style-name="T48">ـــــ </text:span><text:span text:style-name="T46">فشار بخار )</text:span></text:p>
      <text:p text:style-name="P98"><text:span text:style-name="T46">ب) نقطه جوش: C_{12}H_{26}<text:tab/><text:tab/>C_{21}H_{44}</text:span></text:p>
      <text:p text:style-name="P98"><text:span text:style-name="T46">پ) گران‌روی: C_{10}H_{22}<text:tab/><text:tab/>C_6H_{14}</text:span></text:p>
      <text:p text:style-name="P98"><text:span text:style-name="T46">فرار بودن: C_{10}H_{22}<text:tab/><text:tab/>C_6H_{14}</text:span></text:p>
      <text:p text:style-name="P98"><text:span text:style-name="T46">ت) گشتاور دو قطبی آلکان‌ها حدود </text:span><text:span text:style-name="T48">ـــــ </text:span><text:span text:style-name="T46">است ( یعنی </text:span><text:span text:style-name="T48">ـــــ </text:span><text:span text:style-name="T46">هستند. )</text:span></text:p>
      <text:p text:style-name="P98"><text:span text:style-name="T46">ث) نیروی بین مولکولی در آلکان‌ها از نوع </text:span><text:span text:style-name="T48">ـــــ ـــــ ـــــ </text:span><text:span text:style-name="T46">است. افزایش شمار اتم‌های کربن، باعث </text:span><text:span text:style-name="T48">ـــــ </text:span><text:span text:style-name="T46">قدرت نیروی بین مولکولی، ( و </text:span><text:span text:style-name="T48">ـــــ </text:span><text:span text:style-name="T46">جرم و حجم مولکول ) و باعث </text:span><text:span text:style-name="T48">ـــــ </text:span><text:span text:style-name="T46">نقطه جوش می‌شود.</text:span></text:p>
      <text:p text:style-name="P98"><text:span text:style-name="T46">ج) با بزرگ‌تر شدن زنجیر کربنی، گران‌روی </text:span><text:span text:style-name="T48">ـــــ </text:span><text:span text:style-name="T46">می‌یابد چون مقاومت مولکول‌های بزرگ‌تر ددر برابر جاری شدن </text:span><text:span text:style-name="T48">ـــــ </text:span><text:span text:style-name="T46">است.</text:span></text:p>
      <text:p text:style-name="P98"><text:span text:style-name="T46">چ) چسبندگی: C_{18}H_{38}<text:tab/><text:tab/>C_{25}H_{52} (نیروی بین مولکولی (واندروالسی) در </text:span><text:span text:style-name="T48">ـــــ </text:span><text:span text:style-name="T46">قوی‌تر است. )</text:span></text:p>
      <text:p text:style-name="P98"><text:span text:style-name="T46"><text:tab/><text:tab/>( </text:span><text:span text:style-name="T48">ـــــ </text:span><text:span text:style-name="T46">)<text:tab/><text:tab/><text:tab/><text:tab/>(</text:span><text:span text:style-name="T48"> ـــــ </text:span><text:span text:style-name="T46">)</text:span></text:p>
      <text:p text:style-name="P98"><text:span text:style-name="T46">با هم بیندیشیم ۲ صفحه ۳۵</text:span></text:p>
      <text:p text:style-name="P98"><text:span text:style-name="T46">الف) آلکان‌های </text:span><text:span text:style-name="T48">ـــــ </text:span><text:span text:style-name="T46">تا </text:span><text:span text:style-name="T48">ـــــ </text:span><text:span text:style-name="T46">کربنه در دمای ۲۲ درجه سانتی‌گراد به حالت گاز هستند.</text:span></text:p>
      <text:p text:style-name="P99"><text:span text:style-name="T46">ب) با افزایش جرم مولی آ</text:span><text:span text:style-name="T50">لکان، نقطه جوش </text:span><text:span text:style-name="T48">ـــــ </text:span><text:span text:style-name="T50">می‌یابد !!! ( این، </text:span><text:span text:style-name="T45">۴۰</text:span><text:span text:style-name="T50"> بار! )</text:span></text:p>
      <text:p text:style-name="P100"><text:span text:style-name="T50">آ</text:span><text:span text:style-name="T46">لکان‌ها به دلیل </text:span><text:span text:style-name="T48">ـــــ </text:span><text:span text:style-name="T46">بودن، در آب </text:span><text:span text:style-name="T48">ـــــ </text:span><text:span text:style-name="T46">و می‌توان از آن‌ها برای حفاظت </text:span><text:span text:style-name="T48">ـــــ </text:span><text:span text:style-name="T46">استفاده کرد. قرار دادن فلز در آلکان‌های </text:span><text:span text:style-name="T48">ـــــ </text:span><text:span text:style-name="T46">یا </text:span><text:span text:style-name="T48">ـــــ </text:span><text:span text:style-name="T46">کردن سطح فلز‌ها و وسایل فلزی با آنها، مانع از رسیدن </text:span><text:span text:style-name="T48">ـــــ </text:span><text:span text:style-name="T46">به سطح فلز می‌شود و از </text:span><text:span text:style-name="T48">ـــــ </text:span><text:span text:style-name="T46">فلز جلوگیری می‌کند.</text:span></text:p>
      <text:p text:style-name="P101"><text:span text:style-name="T46">آلکان‌ها، ترکیباتی سیر </text:span><text:span text:style-name="T48">ـــــ </text:span><text:span text:style-name="T46">هستند، ( هر اتم کربن به </text:span><text:span text:style-name="T48">ـــــ </text:span><text:span text:style-name="T46">اتم دیگر متصل است ). پیوند‌های آن‌ها فقط اشتراکی </text:span><text:span text:style-name="T48">ـــــ </text:span><text:span text:style-name="T46">است. ( دوگانه و سه‌گانه </text:span><text:span text:style-name="T48">ـــــ </text:span><text:span text:style-name="T46">). آلکان‌ها تمایل زیادی برای واکنش شیمیایی </text:span><text:span text:style-name="T48">ـــــ .</text:span></text:p>
      <text:p text:style-name="P102"><text:span text:style-name="T48">آ</text:span><text:span text:style-name="T46">گر آلکان‌ها را </text:span><text:span text:style-name="T51">استنشاق</text:span><text:span text:style-name="T46"> کنیم</text:span><text:span text:style-name="T51">، میزان سمی بودن آن‌ها </text:span><text:span text:style-name="T48">ـــــ </text:span><text:span text:style-name="T51">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03"><text:span text:style-name="T46">خوب است بدانیم صفحه ۳۶: گشتاور دو قطبی مولکول‌های سازنده چربی‌ها، حدود ـــــ است. ( چربی‌ها، ـــــ هستند. )</text:span></text:p>
      <text:p text:style-name="P103"><text:span text:style-name="T46">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03"><text:span text:style-name="T46">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03"><text:span text:style-name="T35">«نامگذاری آلکان‌ها» </text:span><text:span text:style-name="T46">( پیوند با ریاضی صفحه ۳۵ )</text:span></text:p>
      <text:p text:style-name="P103"><text:span text:style-name="T46">واژه «آلکان» از دو جزء ساخته شده است. به جای لفظ «آلکـ» همواره کلمه‌ای قرار می‌گیرد که ـــــ اتم کربن را مشخص می‌کند.</text:span></text:p>
      <text:p text:style-name="P103"><text:span text:style-name="T46">اعداد یونانی ا تا ۴ به ترتیب</text:span></text:p>
      <text:p text:style-name="P102"><text:span text:style-name="T51">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04"><text:span text:style-name="T38">«</text:span><text:span text:style-name="T35">نامگذاری آلکان‌های شاخه‌دار»</text:span></text:p>
      <text:p text:style-name="P68"><text:span text:style-name="T35">برای نام‌گذاری آلکان‌های شاخه‌دار، باید:</text:span></text:p>
      <text:p text:style-name="P68"><text:span text:style-name="T35">۱) نام شاخه‌های جانبی ( فرعی ) را بدانیم:</text:span></text:p>
      <text:p text:style-name="P69"><text:span text:style-name="T35">آلکان \ce{-&gt;[-H]} ـــــ<text:tab/><text:tab/><text:tab/>\ce{CH4 -&gt; -CH3}<text:tab/><text:tab/>\ce{C2H6 -&gt; -C2H5(-CH2CH3)}</text:span></text:p>
      <text:p text:style-name="P68"><text:span text:style-name="T35"><text:tab/>( ـــــ )<text:tab/><text:tab/><text:tab/><text:tab/><text:tab/><text:tab/>( ـــــ )</text:span></text:p>
      <text:p text:style-name="P68"><text:span text:style-name="T35">۲) سپس باید زنجیر اصلی را </text:span><text:span text:style-name="T43">به درستی</text:span><text:span text:style-name="T35"> انتخاب کنیم: زنجیری که بیشترین تعداد ـــــ را دارد.</text:span></text:p>
      <text:p text:style-name="P68"><text:span text:style-name="T35">( به شرطی که از هر کربن فقط ۱ بار عبور کنیم.) در هر مورد، دور زنجیر اصلی، کادر بکشید:</text:span></text:p>
      <text:p text:style-name="P68"><text:span text:style-name="T35"/></text:p>
      <text:p text:style-name="P68"><text:span text:style-name="T35">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68"><text:span text:style-name="T35">نکته ۲: گروه آلکی</text:span><text:span text:style-name="T40">ل</text:span><text:span text:style-name="T35"> ( مانند متیل یا اتیل ) در کربن ابتدایی یا پایانی زنجیر اصلی، در‌واقع، ادامه ـــــ است و شاخه فرعی محسوب ـــــ تمرین ۱: نامگذاری کنید: </text:span></text:p>
      <text:p text:style-name="P68"><text:span text:style-name="T35"/></text:p>
      <text:p text:style-name="P68"><text:span text:style-name="T35">۳) سپس، زنجیر اصلی انتخاب شده ار از طرفی که به ـــــ ـــــ نزدیک‌تر است، شماره‌گذاری می‌کنیم. ( شماره اتصال شاخه فرقی باید ـــــ باشد. )</text:span></text:p>
      <text:p text:style-name="P68"><text:span text:style-name="T35">( سه ترکیب قسمت ۲ را شماره گذاری نمایید.)</text:span></text:p>
      <text:p text:style-name="P68"><text:span text:style-name="T35">۴) نامگذاری:</text:span></text:p>
      <text:p text:style-name="P68"><text:span text:style-name="T35">&gt;&gt;&gt; اگر تعداد شاخه یکی باشد: شماره اتصال و نام شاخه ـــــ و سپس نام ـــــ ـــــ ذکر می‌شود:</text:span></text:p>
      <text:p text:style-name="P70"><text:span text:style-name="T35">با هم بیندیشیم ۱ صفحه ۳۷:</text:span></text:p>
      <text:p text:style-name="P71"><text:span text:style-name="T35">الف) اعداد، نشانگر شماره </text:span><text:span text:style-name="T39">ـــــ </text:span><text:span text:style-name="T35">در </text:span><text:span text:style-name="T39">ـــــ </text:span><text:span text:style-name="T35">اصلی است که </text:span><text:span text:style-name="T39">ـــــ </text:span><text:span text:style-name="T35">فرعی به آن متصل شده است و واژه بعد از آن، </text:span><text:span text:style-name="T39">ـــــ </text:span><text:span text:style-name="T35">شاخه فرعی را نشان می‌دهد. واژه بعدی، نام </text:span><text:span text:style-name="T39">ـــــ ـــــ </text:span><text:span text:style-name="T35">است.</text:span></text:p>
      <text:p text:style-name="P71"><text:span text:style-name="T35">ب) شباهت این دو ترکیب، در تعداد کل </text:span><text:span text:style-name="T39">ـــــ </text:span><text:span text:style-name="T35">در ترکیب، و نیز تعداد کربن </text:span><text:span text:style-name="T39">ـــــ ـــــ </text:span><text:span text:style-name="T35">و نیز، تعداد کربن و نوع </text:span><text:span text:style-name="T39">ـــــ ـــــ </text:span><text:span text:style-name="T35">است.</text:span></text:p>
      <text:p text:style-name="P71"><text:span text:style-name="T35">تفاوت این دو ترکیب، در </text:span><text:span text:style-name="T39">ـــــ ـــــ </text:span><text:span text:style-name="T35">اتصال شاخه فرعی است.</text:span></text:p>
      <text:p text:style-name="P71"><text:span text:style-name="T35">با هم بیندیشیم ۲:</text:span></text:p>
      <text:p text:style-name="P71"><text:span text:style-name="T35">۳- متیل هگزان<text:tab/><text:tab/><text:tab/><text:tab/><text:tab/><text:tab/><text:tab/>۴- متیل هپتان</text:span></text:p>
      <text:p text:style-name="P71"><text:span text:style-name="T35">با هم بیندیشیم ۳:</text:span></text:p>
      <text:p text:style-name="P71"><text:span text:style-name="T35">با هم بیندیشیم ۴:</text:span></text:p>
      <text:p text:style-name="P71"><text:span text:style-name="T35">انتخاب زنجیر<text:tab/><text:tab/><text:tab/>انتخاب زنجیر جهت شماره‌گذاری<text:tab/><text:tab/><text:tab/>انتخب زنجیر جهت شماره‌گذاری</text:span></text:p>
      <text:p text:style-name="P71"><text:span text:style-name="T35">نام نادرست:<text:tab/><text:tab/><text:tab/><text:tab/>نام نادرست:<text:tab/><text:tab/><text:tab/><text:tab/><text:tab/>نام درست:</text:span></text:p>
      <text:p text:style-name="P72"><text:span text:style-name="T35">نکته مهم: متیل در کربن اول، اتیل در کربن اول و دوم، پروپیل در کربن‌های اول، دوم و سوم زنجیر، شاخه فرعی </text:span><text:span text:style-name="T39">ـــــ ـــــ </text:span><text:span text:style-name="T35">و ادامه زنجیر محسوب </text:span><text:span text:style-name="T39">ـــــ</text:span></text:p>
      <text:p text:style-name="P72"><text:span text:style-name="T39">خ</text:span><text:span text:style-name="T35">وب است بدانیم ۱ الف صفحه ۳۸</text:span></text:p>
      <text:p text:style-name="P72"><text:span text:style-name="T35">تمرین دوره‌ای ۵ قسمت (پ)</text:span></text:p>
      <text:p text:style-name="P72"><text:span text:style-name="T35">خوب است بدانیم ۲ صفحه ۳۹</text:span></text:p>
      <text:p text:style-name="P72"><text:span text:style-name="T35"/></text:p>
      <text:p text:style-name="P73"><text:span text:style-name="T35">نتیجه:</text:span></text:p>
      <text:p text:style-name="P74"><text:span text:style-name="T35">متیل در کربن اول، اتیل در کربن دوم، پروپیل در کربن سوم ( و غیره ) نیز ادامه </text:span><text:span text:style-name="T39">ـــــ ـــــ </text:span><text:span text:style-name="T35">به شماره می‌روند، و شاخه فرعی </text:span><text:span text:style-name="T39">ـــــ .</text:span></text:p>
      <text:p text:style-name="P74"><text:span text:style-name="T39">ن</text:span><text:span text:style-name="T35">کته: هالوژن‌ها نیز می‌توانند به عنوان شاخه فرعی در ترکیب‌های آلی محسوب شوند.</text:span></text:p>
      <text:p text:style-name="P74"><text:span text:style-name="T35">در نامگذاری، پسوند «ـو» به نام هالوژن افزوده می‌شود.</text:span></text:p>
      <text:p text:style-name="P74"><text:span text:style-name="T35">تذکر مهم: هالوژن‌ها ( برخلاف گروه‌های آلکیل</text:span><text:span text:style-name="T41"> ) در کربن اول زنجیر نیز شاخه فرعی می‌توانند باشند.</text:span></text:p>
      <text:p text:style-name="P74"><text:span text:style-name="T41"/></text:p>
      <text:p text:style-name="P75"><text:span text:style-name="T35">تمرین – ترکیبی با فرمول مولکولی C_3H_7I چند ایزومر ساختاری دارد؟</text:span></text:p>
      <text:p text:style-name="P75"><text:span text:style-name="T35">نکته: هالوژن می‌تواند/نمی‌تواند در کربن اول زنجیر </text:span><text:span text:style-name="T42">نیز</text:span><text:span text:style-name="T35"> شاخه فرعی باشد.</text:span></text:p>
      <text:p text:style-name="P76"><text:span text:style-name="T35">نتیجه: عدد </text:span><text:span text:style-name="T43">۱</text:span><text:span text:style-name="T35"> برای هالوژن‌ها ( به عنوان شاخه ) ذکر ـــــ ـــــ .</text:span></text:p>
      <text:p text:style-name="P76"><text:span text:style-name="T35">معرفی دو شاخه فرعی دیگر:</text:span></text:p>
      <text:p text:style-name="P77"><text:span text:style-name="T35">(\qquad) – CN<text:tab/>و <text:tab/>(\qquad) – NO_2</text:span></text:p>
      <text:p text:style-name="P78"><text:span text:style-name="T35">* نکته:</text:span></text:p>
      <text:p text:style-name="P78"><text:span text:style-name="T35">هنگامی که شاخه فرعی، فقط یک کربن اتصال در زنجیر اصلی دارد، شماره اتصال شاخه فرعی </text:span><text:span text:style-name="T43">نباید</text:span><text:span text:style-name="T35"> ذکر شود. ( برخی کتاب‌ها می‌گویند که </text:span><text:span text:style-name="T43">بهتر است</text:span><text:span text:style-name="T53"> گفته نشود. )</text:span></text:p>
      <text:p text:style-name="P78"><text:span text:style-name="T53">ادامه نامگذاری ( قوانین )</text:span></text:p>
      <text:p text:style-name="P78"><text:span text:style-name="T53">&gt;&gt;&gt; تعداد شاخه فرعی بیش از یک<text:tab/>← دو یا چند شاخه فرعی اما از یک نوع </text:span><text:span text:style-name="T54">*</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55">ـــــ </text:span>به <text:span text:style-name="T55">ـــــ </text:span>نوشته می‌شود ( حتی اگر <text:span text:style-name="T55">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6:57:07.588301416</dc:date>
    <meta:editing-duration>P1DT15H6M22S</meta:editing-duration>
    <meta:editing-cycles>74</meta:editing-cycles>
    <meta:generator>LibreOffice/7.5.5.2$Linux_X86_64 LibreOffice_project/50$Build-2</meta:generator>
    <meta:document-statistic meta:table-count="0" meta:image-count="0" meta:object-count="0" meta:page-count="24" meta:paragraph-count="422" meta:word-count="5727" meta:character-count="28366" meta:non-whitespace-character-count="22868"/>
  </office:meta>
</office:document-meta>
</file>